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ca13" officeooo:paragraph-rsid="0000ca13"/>
    </style:style>
    <style:style style:name="P2" style:family="paragraph" style:parent-style-name="Standard">
      <style:text-properties officeooo:rsid="0000ca13" officeooo:paragraph-rsid="0001fd05"/>
    </style:style>
    <style:style style:name="P3" style:family="paragraph" style:parent-style-name="Standard">
      <style:text-properties officeooo:rsid="00079cef" officeooo:paragraph-rsid="00079cef"/>
    </style:style>
    <style:style style:name="P4" style:family="paragraph" style:parent-style-name="Standard">
      <style:paragraph-properties fo:line-height="200%" fo:text-align="justify" style:justify-single-word="false" style:shadow="none"/>
      <style:text-properties officeooo:paragraph-rsid="0000ca13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style="italic" fo:font-weight="bold" officeooo:rsid="0020b8dd" officeooo:paragraph-rsid="0000ca13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2pt" fo:font-style="italic" fo:font-weight="bold" officeooo:rsid="0001fd05" officeooo:paragraph-rsid="0001fd05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20b8dd" officeooo:paragraph-rsid="0000ca13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tyle="italic" officeooo:rsid="0020b8dd" officeooo:paragraph-rsid="0000ca13" style:font-style-asian="italic" style:font-style-complex="italic"/>
    </style:style>
    <style:style style:name="T1" style:family="text">
      <style:text-properties style:font-name="Liberation Serif" fo:font-size="6pt" fo:font-style="italic" style:font-size-asian="6pt" style:font-style-asian="italic" style:font-size-complex="6pt" style:font-style-complex="italic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fo:color="#9900ff"/>
    </style:style>
    <style:style style:name="T4" style:family="text">
      <style:text-properties fo:color="#9900ff" style:font-name="Liberation Serif" fo:font-size="12pt" officeooo:rsid="02c8594a" style:font-size-asian="12pt" style:font-size-complex="12pt"/>
    </style:style>
    <style:style style:name="T5" style:family="text">
      <style:text-properties fo:color="#9900ff" officeooo:rsid="0001fd05"/>
    </style:style>
    <style:style style:name="T6" style:family="text">
      <style:text-properties style:use-window-font-color="true" style:font-name="Liberation Serif" fo:font-size="12pt" officeooo:rsid="02c8594a" style:font-size-asian="12pt" style:font-size-complex="12pt"/>
    </style:style>
    <style:style style:name="T7" style:family="text">
      <style:text-properties style:use-window-font-color="true" style:font-name="Liberation Serif" fo:font-size="12pt" officeooo:rsid="0068e53d" style:font-size-asian="12pt" style:font-size-complex="12pt"/>
    </style:style>
    <style:style style:name="T8" style:family="text">
      <style:text-properties fo:color="#ff7f00" style:font-name="Liberation Serif" fo:font-size="12pt" officeooo:rsid="02c8594a" style:font-size-asian="12pt" style:font-size-complex="12pt"/>
    </style:style>
    <style:style style:name="T9" style:family="text">
      <style:text-properties fo:color="#00ccff"/>
    </style:style>
    <style:style style:name="T10" style:family="text">
      <style:text-properties fo:color="#00ccff" style:font-name="Liberation Serif" fo:font-size="12pt" officeooo:rsid="02c8594a" style:font-size-asian="12pt" style:font-size-complex="12pt"/>
    </style:style>
    <style:style style:name="T11" style:family="text">
      <style:text-properties fo:color="#00ccff" officeooo:rsid="000401e3"/>
    </style:style>
    <style:style style:name="T12" style:family="text">
      <style:text-properties fo:color="#ff3333"/>
    </style:style>
    <style:style style:name="T13" style:family="text">
      <style:text-properties fo:color="#ff3333" style:font-name="Liberation Serif" fo:font-size="12pt" officeooo:rsid="02c8594a" style:font-size-asian="12pt" style:font-size-complex="12pt"/>
    </style:style>
    <style:style style:name="T14" style:family="text">
      <style:text-properties fo:color="#009933"/>
    </style:style>
    <style:style style:name="T15" style:family="text">
      <style:text-properties fo:color="#009933" style:font-name="Liberation Serif" fo:font-size="12pt" officeooo:rsid="02c8594a" style:font-size-asian="12pt" style:font-size-complex="12pt"/>
    </style:style>
    <style:style style:name="T16" style:family="text">
      <style:text-properties fo:color="#009933" officeooo:rsid="000401e3"/>
    </style:style>
    <style:style style:name="T17" style:family="text">
      <style:text-properties fo:color="#0000a8"/>
    </style:style>
    <style:style style:name="T18" style:family="text">
      <style:text-properties fo:color="#0000a8" style:font-name="Liberation Serif" fo:font-size="12pt" officeooo:rsid="0068e53d" style:font-size-asian="12pt" style:font-size-complex="12pt"/>
    </style:style>
    <style:style style:name="T19" style:family="text">
      <style:text-properties officeooo:rsid="0001fd05"/>
    </style:style>
    <style:style style:name="T20" style:family="text">
      <style:text-properties officeooo:rsid="000401e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401e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lques proverbes à traduire</text:p>
      <text:p text:style-name="P5"/>
      <text:p text:style-name="P7"><text:a xlink:type="simple" xlink:href="https://fr.wikipedia.org/wiki/Liste_de_locutions_latines" text:style-name="Internet_20_link" text:visited-style-name="Visited_20_Internet_20_Link"><text:span text:style-name="T1">https://fr.wikipedia.org/wiki/Liste_de_locutions_latines</text:span></text:a></text:p>
      <text:p text:style-name="P8"><text:span text:style-name="T2"/></text:p>
      <text:p text:style-name="P8"><text:span text:style-name="T4">nominatif </text:span><text:span text:style-name="T6">; <text:s/></text:span><text:span text:style-name="T8">vocatif </text:span><text:span text:style-name="T6">; <text:s/></text:span><text:span text:style-name="T10">accusatif </text:span><text:span text:style-name="T6">; <text:s/></text:span><text:span text:style-name="T13">génitif</text:span><text:span text:style-name="T6"> ; <text:s/></text:span><text:span text:style-name="T15">datif</text:span><text:span text:style-name="T6"> ;</text:span><text:span text:style-name="T7"> </text:span><text:span text:style-name="T18">ablatif</text:span></text:p>
      <text:p text:style-name="P7"/>
      <text:p text:style-name="P4"/>
      <text:p text:style-name="P1"><text:span text:style-name="T19">[01]</text:span> « <text:span text:style-name="T19">a</text:span>d <text:span text:style-name="T9">glōriam</text:span> »</text:p>
      <text:p text:style-name="P1"/>
      <text:p text:style-name="P1"><text:span text:style-name="T19">[02] « a</text:span>d <text:span text:style-name="T9">nauseam</text:span> »</text:p>
      <text:p text:style-name="P1"/>
      <text:p text:style-name="P2"><text:span text:style-name="T19">[03] « </text:span><text:span text:style-name="T3">diēs</text:span> <text:span text:style-name="T12">īrae</text:span> »</text:p>
      <text:p text:style-name="P2"/>
      <text:p text:style-name="P2"><text:span text:style-name="T19">[04] « </text:span><text:span text:style-name="T3">Hannibal</text:span> ad <text:span text:style-name="T9">portās</text:span> ! »</text:p>
      <text:p text:style-name="P1"/>
      <text:p text:style-name="P1"><text:span text:style-name="T19">[05] </text:span><text:span text:style-name="T3">Aquila</text:span> nōn <text:span text:style-name="T21">capit</text:span> <text:span text:style-name="T9">muscās</text:span>.</text:p>
      <text:p text:style-name="P1"/>
      <text:p text:style-name="P2"><text:span text:style-name="T19">[06] </text:span><text:span text:style-name="T5">G</text:span><text:span text:style-name="T3">utta</text:span> <text:span text:style-name="T21">cauat</text:span> <text:span text:style-name="T9">lapidem</text:span>.</text:p>
      <text:p text:style-name="P1"/>
      <text:p text:style-name="P1"><text:span text:style-name="T19">[06] </text:span><text:span text:style-name="T21">Dat</text:span> <text:span text:style-name="T11">u</text:span><text:span text:style-name="T9">eniam</text:span> <text:span text:style-name="T14">cor</text:span><text:span text:style-name="T16">u</text:span><text:span text:style-name="T14">īs</text:span>, <text:span text:style-name="T22">u</text:span><text:span text:style-name="T21">exat</text:span> <text:span text:style-name="T3">cēnsūra</text:span> <text:span text:style-name="T9">columbās</text:span>.</text:p>
      <text:p text:style-name="P1"/>
      <text:p text:style-name="P1"><text:span text:style-name="T19">[07] D</text:span>ē <text:span text:style-name="T17">tē</text:span> <text:span text:style-name="T3">fābula</text:span> <text:span text:style-name="T21">nārrātur</text:span>.</text:p>
      <text:p text:style-name="P1"/>
      <text:p text:style-name="P1"/>
      <text:p text:style-name="P3">Groupe prépositionnel+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9:07:48.394559597</meta:creation-date>
    <dc:date>2020-10-14T19:21:22.850350913</dc:date>
    <meta:editing-duration>PT13M3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1" meta:character-count="383" meta:non-whitespace-character-count="330"/>
  </office:meta>
</office:document-meta>
</file>